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table:align="left"/>
    </style:style>
    <style:style style:name="Table1.A" style:family="table-column">
      <style:table-column-properties style:column-width="4.863cm"/>
    </style:style>
    <style:style style:name="Table1.B" style:family="table-column">
      <style:table-column-properties style:column-width="11.03cm"/>
    </style:style>
    <style:style style:name="Table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B1" style:family="table-cell">
      <style:table-cell-properties fo:padding-left="0.199cm" fo:padding-right="0.191cm" fo:padding-top="0cm" fo:padding-bottom="0cm" fo:border="0.5pt solid #00000a" style:writing-mode="lr-tb"/>
    </style:style>
    <style:style style:name="Table1.B2" style:family="table-cell">
      <style:table-cell-properties fo:padding-left="0.199cm" fo:padding-right="0.191cm" fo:padding-top="0cm" fo:padding-bottom="0cm" fo:border="0.5pt solid #00000a" style:writing-mode="lr-tb"/>
    </style:style>
    <style:style style:name="Table1.B3" style:family="table-cell">
      <style:table-cell-properties fo:padding-left="0.199cm" fo:padding-right="0.191cm" fo:padding-top="0cm" fo:padding-bottom="0cm" fo:border="0.5pt solid #00000a" style:writing-mode="lr-tb"/>
    </style:style>
    <style:style style:name="Table1.B4" style:family="table-cell">
      <style:table-cell-properties fo:padding-left="0.199cm" fo:padding-right="0.191cm" fo:padding-top="0cm" fo:padding-bottom="0cm" fo:border="0.5pt solid #00000a" style:writing-mode="lr-tb"/>
    </style:style>
    <style:style style:name="Table2" style:family="table">
      <style:table-properties style:width="15.893cm" fo:margin-left="-0.199cm" table:align="left"/>
    </style:style>
    <style:style style:name="Table2.A" style:family="table-column">
      <style:table-column-properties style:column-width="15.893cm"/>
    </style:style>
    <style:style style:name="Table2.A1" style:family="table-cell">
      <style:table-cell-properties fo:padding-left="0.199cm" fo:padding-right="0.191cm" fo:padding-top="0cm" fo:padding-bottom="0cm" fo:border="0.5pt solid #00000a" style:writing-mode="lr-tb"/>
    </style:style>
    <style:style style:name="Table3" style:family="table">
      <style:table-properties style:width="15.893cm" fo:margin-left="-0.199cm" table:align="left"/>
    </style:style>
    <style:style style:name="Table3.A" style:family="table-column">
      <style:table-column-properties style:column-width="15.893cm"/>
    </style:style>
    <style:style style:name="Table3.A1" style:family="table-cell">
      <style:table-cell-properties fo:padding-left="0.199cm" fo:padding-right="0.191cm" fo:padding-top="0cm" fo:padding-bottom="0cm" fo:border="0.5pt solid #00000a" style:writing-mode="lr-tb"/>
    </style:style>
    <style:style style:name="Table4" style:family="table">
      <style:table-properties style:width="15.893cm" fo:margin-left="-0.199cm" table:align="left"/>
    </style:style>
    <style:style style:name="Table4.A" style:family="table-column">
      <style:table-column-properties style:column-width="15.893cm"/>
    </style:style>
    <style:style style:name="Table4.A1" style:family="table-cell">
      <style:table-cell-properties fo:padding-left="0.199cm" fo:padding-right="0.191cm" fo:padding-top="0cm" fo:padding-bottom="0cm" fo:border="0.5pt solid #00000a" style:writing-mode="lr-tb"/>
    </style:style>
    <style:style style:name="Table5" style:family="table">
      <style:table-properties style:width="15.893cm" fo:margin-left="-0.199cm" table:align="left"/>
    </style:style>
    <style:style style:name="Table5.A" style:family="table-column">
      <style:table-column-properties style:column-width="15.893cm"/>
    </style:style>
    <style:style style:name="Table5.A1" style:family="table-cell">
      <style:table-cell-properties fo:padding-left="0.199cm" fo:padding-right="0.191cm" fo:padding-top="0cm" fo:padding-bottom="0cm" fo:border="0.5pt solid #00000a" style:writing-mode="lr-tb"/>
    </style:style>
    <style:style style:name="Table6" style:family="table">
      <style:table-properties style:width="15.893cm" fo:margin-left="-0.199cm" table:align="left"/>
    </style:style>
    <style:style style:name="Table6.A" style:family="table-column">
      <style:table-column-properties style:column-width="15.893cm"/>
    </style:style>
    <style:style style:name="Table6.A1" style:family="table-cell">
      <style:table-cell-properties fo:padding-left="0.199cm" fo:padding-right="0.191cm" fo:padding-top="0cm" fo:padding-bottom="0cm" fo:border="0.5pt solid #00000a" style:writing-mode="lr-tb"/>
    </style:style>
    <style:style style:name="Table7" style:family="table">
      <style:table-properties style:width="15.893cm" fo:margin-left="-0.199cm" table:align="left"/>
    </style:style>
    <style:style style:name="Table7.A" style:family="table-column">
      <style:table-column-properties style:column-width="15.893cm"/>
    </style:style>
    <style:style style:name="Table7.A1" style:family="table-cell">
      <style:table-cell-properties fo:padding-left="0.199cm" fo:padding-right="0.191cm" fo:padding-top="0cm" fo:padding-bottom="0cm" fo:border="0.5pt solid #00000a" style:writing-mode="lr-tb"/>
    </style:style>
    <style:style style:name="Table8" style:family="table">
      <style:table-properties style:width="15.893cm" fo:margin-left="-0.199cm" table:align="left"/>
    </style:style>
    <style:style style:name="Table8.A" style:family="table-column">
      <style:table-column-properties style:column-width="15.893cm"/>
    </style:style>
    <style:style style:name="Table8.A1" style:family="table-cell">
      <style:table-cell-properties fo:padding-left="0.199cm" fo:padding-right="0.191cm" fo:padding-top="0cm" fo:padding-bottom="0cm" fo:border="0.5pt solid #00000a" style:writing-mode="lr-tb"/>
    </style:style>
    <style:style style:name="Table9" style:family="table">
      <style:table-properties style:width="15.893cm" fo:margin-left="-0.199cm" table:align="left"/>
    </style:style>
    <style:style style:name="Table9.A" style:family="table-column">
      <style:table-column-properties style:column-width="15.893cm"/>
    </style:style>
    <style:style style:name="Table9.A1" style:family="table-cell">
      <style:table-cell-properties fo:padding-left="0.199cm" fo:padding-right="0.191cm" fo:padding-top="0cm" fo:padding-bottom="0cm" fo:border="0.5pt solid #00000a" style:writing-mode="lr-tb"/>
    </style:style>
    <style:style style:name="Table10" style:family="table">
      <style:table-properties style:width="15.893cm" fo:margin-left="-0.199cm" table:align="left"/>
    </style:style>
    <style:style style:name="Table10.A" style:family="table-column">
      <style:table-column-properties style:column-width="15.893cm"/>
    </style:style>
    <style:style style:name="Table10.A1" style:family="table-cell">
      <style:table-cell-properties fo:padding-left="0.199cm" fo:padding-right="0.191cm" fo:padding-top="0cm" fo:padding-bottom="0cm" fo:border="0.5pt solid #00000a" style:writing-mode="lr-tb"/>
    </style:style>
    <style:style style:name="Table11" style:family="table">
      <style:table-properties style:width="15.893cm" fo:margin-left="-0.199cm" table:align="left"/>
    </style:style>
    <style:style style:name="Table11.A" style:family="table-column">
      <style:table-column-properties style:column-width="4.861cm"/>
    </style:style>
    <style:style style:name="Table11.B" style:family="table-column">
      <style:table-column-properties style:column-width="11.031cm"/>
    </style:style>
    <style:style style:name="Table1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1.B1" style:family="table-cell">
      <style:table-cell-properties fo:padding-left="0.199cm" fo:padding-right="0.191cm" fo:padding-top="0cm" fo:padding-bottom="0cm" fo:border="0.5pt solid #00000a" style:writing-mode="lr-tb"/>
    </style:style>
    <style:style style:name="Table11.B2" style:family="table-cell">
      <style:table-cell-properties fo:padding-left="0.199cm" fo:padding-right="0.191cm" fo:padding-top="0cm" fo:padding-bottom="0cm" fo:border="0.5pt solid #00000a" style:writing-mode="lr-tb"/>
    </style:style>
    <style:style style:name="Table12" style:family="table">
      <style:table-properties style:width="16.193cm" fo:margin-left="0cm" table:align="left"/>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style:use-optimal-row-height="false"/>
    </style:style>
    <style:style style:name="Table12.A1" style:family="table-cell">
      <style:table-cell-properties fo:padding-left="0.191cm" fo:padding-right="0.191cm" fo:padding-top="0cm" fo:padding-bottom="0cm" fo:border="0.5pt solid #00000a" style:writing-mode="lr-tb"/>
    </style:style>
    <style:style style:name="Table12.B2" style:family="table-cell">
      <style:table-cell-properties style:vertical-align="middle" fo:padding-left="0.191cm" fo:padding-right="0.191cm" fo:padding-top="0cm" fo:padding-bottom="0cm" fo:border="0.5pt solid #00000a" style:writing-mode="lr-tb"/>
    </style:style>
    <style:style style:name="Table12.5" style:family="table-row">
      <style:table-row-properties style:min-row-height="1.074cm" style:use-optimal-row-height="false"/>
    </style:style>
    <style:style style:name="Table13" style:family="table">
      <style:table-properties style:width="17.004cm" fo:margin-left="-0.259cm" table:align="left"/>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A1" style:family="table-cell">
      <style:table-cell-properties fo:padding-left="0.199cm" fo:padding-right="0.191cm" fo:padding-top="0cm" fo:padding-bottom="0cm" fo:border="0.5pt solid #00000a" style:writing-mode="lr-tb"/>
    </style:style>
    <style:style style:name="Table13.2" style:family="table-row">
      <style:table-row-properties style:min-row-height="5.484cm" style:use-optimal-row-height="false"/>
    </style:style>
    <style:style style:name="Table13.3" style:family="table-row">
      <style:table-row-properties style:min-row-height="2.944cm" style:use-optimal-row-height="false"/>
    </style:style>
    <style:style style:name="P1" style:family="paragraph" style:parent-style-name="No_20_Spacing">
      <style:text-properties fo:language="en" fo:country="GB"/>
    </style:style>
    <style:style style:name="P2" style:family="paragraph" style:parent-style-name="No_20_Spacing">
      <style:text-properties fo:font-size="10pt" fo:language="en" fo:country="GB" fo:font-weight="bold" style:font-size-asian="10pt" style:font-weight-asian="bold"/>
    </style:style>
    <style:style style:name="P3" style:family="paragraph" style:parent-style-name="No_20_Spacing">
      <style:text-properties fo:font-size="10pt" fo:language="en" fo:country="GB" style:font-size-asian="10pt"/>
    </style:style>
    <style:style style:name="P4" style:family="paragraph" style:parent-style-name="No_20_Spacing">
      <style:text-properties fo:font-size="10pt" fo:language="en" fo:country="GB" fo:font-style="italic" style:font-size-asian="10pt" style:font-style-asian="italic"/>
    </style:style>
    <style:style style:name="P5"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6"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7" style:family="paragraph" style:parent-style-name="No_20_Spacing">
      <style:paragraph-properties fo:text-align="start" style:justify-single-word="false"/>
    </style:style>
    <style:style style:name="P8" style:family="paragraph" style:parent-style-name="No_20_Spacing">
      <style:paragraph-properties fo:text-align="start" style:justify-single-word="false"/>
      <style:text-properties fo:font-size="9pt" fo:language="en" fo:country="GB" style:font-size-asian="9pt" style:font-size-complex="9pt"/>
    </style:style>
    <style:style style:name="P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fo:font-weight="bold" style:font-weight-asian="bold" style:font-size-complex="11pt"/>
    </style:style>
    <style:style style:name="P13" style:family="paragraph" style:parent-style-name="Standard">
      <style:text-properties fo:font-size="9pt" fo:language="en" fo:country="GB" style:font-size-asian="9pt" style:font-size-complex="9pt"/>
    </style:style>
    <style:style style:name="P14" style:family="paragraph" style:parent-style-name="Standard">
      <style:paragraph-properties fo:text-align="start" style:justify-single-word="false"/>
      <style:text-properties fo:font-size="9pt" fo:language="en" fo:country="GB"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fo:font-size="9pt" fo:language="en" fo:country="GB" style:font-size-asian="9pt" style:font-size-complex="9pt"/>
    </style:style>
    <style:style style:name="P17" style:family="paragraph" style:parent-style-name="Standard">
      <style:text-properties fo:font-size="10pt" fo:language="en" fo:country="GB" style:font-size-asian="10pt"/>
    </style:style>
    <style:style style:name="P18" style:family="paragraph" style:parent-style-name="Standard">
      <style:paragraph-properties fo:margin-top="0cm" fo:margin-bottom="0cm" loext:contextual-spacing="false" fo:text-align="start" style:justify-single-word="false"/>
      <style:text-properties fo:language="en" fo:country="GB"/>
    </style:style>
    <style:style style:name="P19" style:family="paragraph" style:parent-style-name="No_20_Spacing">
      <style:paragraph-properties fo:margin-left="1.27cm" fo:margin-right="0cm" fo:text-indent="0cm" style:auto-text-indent="false">
        <style:tab-stops/>
      </style:paragraph-properties>
      <style:text-properties fo:font-size="10pt" fo:language="en" fo:country="GB" style:font-size-asian="10pt"/>
    </style:style>
    <style:style style:name="P20"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1" style:family="paragraph" style:parent-style-name="Heading_20_1" style:master-page-name="MP0">
      <style:paragraph-properties style:page-number="auto" fo:break-before="page"/>
      <style:text-properties style:font-name="Calibri"/>
    </style:style>
    <style:style style:name="P22" style:family="paragraph" style:parent-style-name="Heading_20_2">
      <style:text-properties fo:language="en" fo:country="GB"/>
    </style:style>
    <style:style style:name="P23" style:family="paragraph" style:parent-style-name="Standard" style:list-style-name="L1"/>
    <style:style style:name="P24" style:family="paragraph" style:parent-style-name="Standard" style:list-style-name="L1">
      <style:text-properties fo:font-size="9pt" fo:language="en" fo:country="GB" style:font-size-asian="9pt" style:font-size-complex="9pt"/>
    </style:style>
    <style:style style:name="P25" style:family="paragraph" style:parent-style-name="List_20_Paragraph" style:list-style-name="WWNum4">
      <style:text-properties fo:language="en" fo:country="GB"/>
    </style:style>
    <style:style style:name="P26" style:family="paragraph" style:parent-style-name="No_20_Spacing" style:list-style-name="WWNum2">
      <style:paragraph-properties fo:text-align="start" style:justify-single-word="false"/>
      <style:text-properties fo:font-size="10pt" fo:language="en" fo:country="GB" style:font-size-asian="10pt"/>
    </style:style>
    <style:style style:name="P27" style:family="paragraph" style:parent-style-name="No_20_Spacing" style:list-style-name="WWNum3">
      <style:paragraph-properties fo:text-align="start" style:justify-single-word="false"/>
      <style:text-properties fo:font-size="10pt" fo:language="en" fo:country="GB" style:font-size-asian="10pt"/>
    </style:style>
    <style:style style:name="P28" style:family="paragraph" style:parent-style-name="No_20_Spacing" style:list-style-name="WWNum3">
      <style:paragraph-properties fo:text-align="start" style:justify-single-word="false"/>
    </style:style>
    <style:style style:name="T1" style:family="text">
      <style:text-properties fo:language="en" fo:country="GB"/>
    </style:style>
    <style:style style:name="T2" style:family="text">
      <style:text-properties fo:font-size="9pt" fo:language="en" fo:country="GB" fo:font-weight="bold" style:font-size-asian="9pt" style:font-weight-asian="bold" style:font-size-complex="9pt"/>
    </style:style>
    <style:style style:name="T3" style:family="text">
      <style:text-properties fo:font-size="9pt" fo:language="en" fo:country="GB" style:font-size-asian="9pt" style:font-size-complex="9pt"/>
    </style:style>
    <style:style style:name="T4" style:family="text">
      <style:text-properties fo:font-size="9pt" fo:language="en" fo:country="GB" fo:font-style="italic" style:font-size-asian="9pt" style:font-style-asian="italic" style:font-size-complex="9pt"/>
    </style:style>
    <style:style style:name="T5" style:family="text">
      <style:text-properties fo:font-size="9pt" fo:language="en" fo:country="GB" fo:font-style="italic" fo:font-weight="bold" style:font-size-asian="9pt" style:font-style-asian="italic" style:font-weight-asian="bold" style:font-size-complex="9pt"/>
    </style:style>
    <style:style style:name="T6" style:family="text">
      <style:text-properties fo:font-size="9pt" fo:language="en" fo:country="GB" fo:background-color="#ffffff" loext:char-shading-value="0" style:font-size-asian="9pt" style:font-size-complex="9pt"/>
    </style:style>
    <style:style style:name="T7" style:family="text">
      <style:text-properties fo:font-size="10pt" fo:language="en" fo:country="GB" style:font-size-asian="10pt"/>
    </style:style>
    <style:style style:name="T8" style:family="text">
      <style:text-properties fo:font-size="10pt" fo:language="en" fo:country="GB" style:font-size-asian="10pt" style:font-name-complex="Calibri"/>
    </style:style>
    <style:style style:name="T9" style:family="text">
      <style:text-properties style:text-position="super 65%" fo:font-size="10pt" fo:language="en" fo:country="GB" style:font-size-asian="10pt"/>
    </style:style>
    <style:style style:name="T10" style:family="text">
      <style:text-properties style:font-name="Calibri"/>
    </style:style>
    <style:style style:name="T11" style:family="text">
      <style:text-properties style:font-name="Calibri" fo:font-weight="bold" style:font-weight-asian="bold"/>
    </style:style>
    <style:style style:name="T12" style:family="text">
      <style:text-properties officeooo:rsid="001dd9dc"/>
    </style:style>
    <style:style style:name="T13" style:family="text">
      <style:text-properties officeooo:rsid="001e438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table-cell table:style-name="Table1.A1" office:value-type="string">
            <text:p text:style-name="P1">First Name:</text:p>
          </table:table-cell>
          <table:table-cell table:style-name="Table1.B1" office:value-type="string">
            <text:p text:style-name="P10">Jack</text:p>
          </table:table-cell>
        </table:table-row>
        <table:table-row>
          <table:table-cell table:style-name="Table1.A1" office:value-type="string">
            <text:p text:style-name="P1">Last Name:</text:p>
          </table:table-cell>
          <table:table-cell table:style-name="Table1.B2" office:value-type="string">
            <text:p text:style-name="P10">Neilson</text:p>
          </table:table-cell>
        </table:table-row>
        <table:table-row>
          <table:table-cell table:style-name="Table1.A1" office:value-type="string">
            <text:p text:style-name="P1">Student Number:</text:p>
          </table:table-cell>
          <table:table-cell table:style-name="Table1.B3" office:value-type="string">
            <text:p text:style-name="P10">1506801</text:p>
          </table:table-cell>
        </table:table-row>
        <table:table-row>
          <table:table-cell table:style-name="Table1.A1" office:value-type="string">
            <text:p text:style-name="P1">Supervisor:</text:p>
          </table:table-cell>
          <table:table-cell table:style-name="Table1.B4" office:value-type="string">
            <text:p text:style-name="P10">Dr. John Isaacs</text:p>
          </table:table-cell>
        </table:table-row>
      </table:table>
      <text:h text:style-name="P22" text:outline-level="2"/>
      <text:h text:style-name="Heading_20_2" text:outline-level="2"><text:bookmark-start text:name="_Toc335290055"/><text:span text:style-name="Default_20_Paragraph_20_Font"><text:span text:style-name="T1">Defining your Project</text:span></text:span><text:bookmark-end text:name="_Toc335290055"/></text:h>
      <text:p text:style-name="P11">1.1 Detailed research question/problem</text:p>
      <text:p text:style-name="Standard"><text:span text:style-name="Default_20_Paragraph_20_Font"><text:span text:style-name="T2">Help:</text:span></text:span><text:span text:style-name="Default_20_Paragraph_20_Font"><text:span text:style-name="T3">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text:span text:style-name="Default_20_Paragraph_20_Font"><text:span text:style-name="T4">Example:</text:span></text:span><text:span text:style-name="Default_20_Paragraph_20_Font"><text:span text:style-name="T3"> <text:s/>The initial question "Does cloud computing effect business" needs narrowing down </text:span></text:span><text:span text:style-name="Default_20_Paragraph_20_Font"><text:span text:style-name="T4">(for a start the answer is yes) W</text:span></text:span><text:span text:style-name="Default_20_Paragraph_20_Font"><text:span text:style-name="T3">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text:span text:style-name="Default_20_Paragraph_20_Font"><text:span text:style-name="T4">A small piece of genuinely new knowledge is produced.</text:span></text:span></text:p>
      <table:table table:name="Table2" table:style-name="Table2">
        <table:table-column table:style-name="Table2.A"/>
        <table:table-row>
          <table:table-cell table:style-name="Table2.A1" office:value-type="string">
            <text:p text:style-name="P13">Is it possible for an entity with extremely limited resources to develop a system that uses facial recognition to assist in the gathering of open source intelligent from social media?</text:p>
          </table:table-cell>
        </table:table-row>
      </table:table>
      <text:p text:style-name="P11">1.2 Keywords</text:p>
      <text:p text:style-name="Standard"><text:span text:style-name="Default_20_Paragraph_20_Font"><text:span text:style-name="T2">Help:</text:span></text:span><text:span text:style-name="Default_20_Paragraph_20_Font"><text:span text:style-name="T3"> Include up to 6 keywords separated by a semi-colon; what keywords are appropriate to describe your project in an online database like Google Scholar? Keywords should include the general research area and the specific technologies you will be working with. </text:span></text:span><text:span text:style-name="Default_20_Paragraph_20_Font"><text:span text:style-name="T4">Example.</text:span></text:span><text:span text:style-name="Default_20_Paragraph_20_Font"><text:span text:style-name="T3"> A project that proposes a novel way of visualising large amounts of twitter feed data may have the keywords: Data visualisation; twitter; hashtags; database design; graphics libraries.</text:span></text:span></text:p>
      <table:table table:name="Table3" table:style-name="Table3">
        <table:table-column table:style-name="Table3.A"/>
        <table:table-row>
          <table:table-cell table:style-name="Table3.A1" office:value-type="string">
            <text:p text:style-name="P13">SOCMINT; Facial Recognition; OSINT; Social Media; Artificial Intelligence</text:p>
          </table:table-cell>
        </table:table-row>
      </table:table>
      <text:p text:style-name="P12">1.3 Project title</text:p>
      <text:p text:style-name="Standard"><text:span text:style-name="Default_20_Paragraph_20_Font"><text:span text:style-name="T2">Help:</text:span></text:span><text:span text:style-name="Default_20_Paragraph_20_Font"><text:span text:style-name="T3"> The project title is a statement based on your detailed research question. <text:s/>For example, the research question </text:span></text:span><text:span text:style-name="Default_20_Paragraph_20_Font"><text:span text:style-name="T4">'to what extent does a mobile application reduce the number of errors made in class registers at RGU in comparison to current paper based registers'</text:span></text:span><text:span text:style-name="Default_20_Paragraph_20_Font"><text:span text:style-name="T3"> may be stated in the project title</text:span></text:span><text:span text:style-name="Default_20_Paragraph_20_Font"><text:span text:style-name="T4">: <text:s/>"A Wi-Fi driven mobile application for large group registers using iBeacons".</text:span></text:span></text:p>
      <table:table table:name="Table4" table:style-name="Table4">
        <table:table-column table:style-name="Table4.A"/>
        <table:table-row>
          <table:table-cell table:style-name="Table4.A1" office:value-type="string">
            <text:p text:style-name="P10">Using Facial Recognition to gather Social Media Intelligence</text:p>
          </table:table-cell>
        </table:table-row>
      </table:table>
      <text:p text:style-name="P11"/>
      <text:p text:style-name="P11">1.4 Client, Audience and Motivation:</text:p>
      <text:p text:style-name="Standard"><text:span text:style-name="Default_20_Paragraph_20_Font"><text:span text:style-name="T2">Help:</text:span></text:span><text:span text:style-name="Default_20_Paragraph_20_Font"><text:span text:style-name="T3">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text:span text:style-name="Default_20_Paragraph_20_Font"><text:span text:style-name="T5">motivation</text:span></text:span><text:span text:style-name="Default_20_Paragraph_20_Font"><text:span text:style-name="T3">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heir administrative workload. If you are making a business case for an organization explain how the organisation will benefit from your findings.</text:span></text:span></text:p>
      <table:table table:name="Table5" table:style-name="Table5">
        <table:table-column table:style-name="Table5.A"/>
        <text:soft-page-break/>
        <table:table-row>
          <table:table-cell table:style-name="Table5.A1" office:value-type="string">
            <text:p text:style-name="P10">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 Additionally, it may be of use to security services in the field of anti-terrorism when trying to identify suspects.</text:p>
          </table:table-cell>
        </table:table-row>
      </table:table>
      <text:p text:style-name="P11">1.5 Project Plan</text:p>
      <text:p text:style-name="P15"><text:span text:style-name="Default_20_Paragraph_20_Font"><text:span text:style-name="T2">Help:</text:span></text:span><text:span text:style-name="Default_20_Paragraph_20_Font"><text:span text:style-name="T3">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text:span></text:span></text:p>
      <table:table table:name="Table6" table:style-name="Table6">
        <table:table-column table:style-name="Table6.A"/>
        <table:table-row>
          <table:table-cell table:style-name="Table6.A1" office:value-type="string">
            <text:list xml:id="list8883442184666359497" text:style-name="L1">
              <text:list-item>
                <text:p text:style-name="P24">Gathering papers, background research</text:p>
                <text:list>
                  <text:list-item>
                    <text:p text:style-name="P24">Literature review</text:p>
                  </text:list-item>
                  <text:list-item>
                    <text:p text:style-name="P24">Project proposal</text:p>
                  </text:list-item>
                  <text:list-item>
                    <text:p text:style-name="P24">Timescale</text:p>
                  </text:list-item>
                  <text:list-item>
                    <text:p text:style-name="P24">Background gathering on technical implementation</text:p>
                  </text:list-item>
                </text:list>
              </text:list-item>
              <text:list-item>
                <text:p text:style-name="P24">Review prior work in depth</text:p>
                <text:list>
                  <text:list-item>
                    <text:p text:style-name="P24">Find examples of SOCMINT using data other than faces</text:p>
                  </text:list-item>
                  <text:list-item>
                    <text:p text:style-name="P24">Find examples of large-scale unconstrained facial recognition not applied to social media</text:p>
                  </text:list-item>
                  <text:list-item>
                    <text:p text:style-name="P24">Find practical uses of social media intelligence</text:p>
                  </text:list-item>
                </text:list>
              </text:list-item>
              <text:list-item>
                <text:p text:style-name="P24">Design</text:p>
                <text:list>
                  <text:list-item>
                    <text:p text:style-name="P24">Requirements gathering</text:p>
                  </text:list-item>
                  <text:list-item>
                    <text:p text:style-name="P24">Success metrics</text:p>
                  </text:list-item>
                  <text:list-item>
                    <text:p text:style-name="P24">Initial design of program (data structures, class diagrams etc.)</text:p>
                  </text:list-item>
                  <text:list-item>
                    <text:p text:style-name="P24">Choose libraries etc. to use</text:p>
                  </text:list-item>
                </text:list>
              </text:list-item>
              <text:list-item>
                <text:p text:style-name="P24">Implementation</text:p>
                <text:list>
                  <text:list-item>
                    <text:p text:style-name="P24">Create test accounts (YTF, PFW for large-scale face data set)</text:p>
                  </text:list-item>
                  <text:list-item>
                    <text:p text:style-name="P24">Start facial recognition element</text:p>
                  </text:list-item>
                  <text:list-item>
                    <text:p text:style-name="P24">Test facial recognition element (unit, baseline results)</text:p>
                  </text:list-item>
                  <text:list-item>
                    <text:p text:style-name="P24">Implement other vectors for identification (name, DOB, location etc.)</text:p>
                  </text:list-item>
                </text:list>
              </text:list-item>
              <text:list-item>
                <text:p text:style-name="P24">Testing</text:p>
                <text:list>
                  <text:list-item>
                    <text:p text:style-name="P24">Test program for correctness</text:p>
                  </text:list-item>
                  <text:list-item>
                    <text:p text:style-name="P23"><text:span text:style-name="Default_20_Paragraph_20_Font"><text:span text:style-name="T3">Test program for efficacy against small data set (</text:span></text:span><text:span text:style-name="Default_20_Paragraph_20_Font"><text:span text:style-name="T7">IARPA Janus)</text:span></text:span></text:p>
                  </text:list-item>
                  <text:list-item>
                    <text:p text:style-name="P23"><text:span text:style-name="Default_20_Paragraph_20_Font"><text:span text:style-name="T7">Test program for efficacy against real-world or close simulated data set</text:span></text:span></text:p>
                  </text:list-item>
                </text:list>
              </text:list-item>
              <text:list-item>
                <text:p text:style-name="P23"><text:span text:style-name="Default_20_Paragraph_20_Font"><text:span text:style-name="T7">Report</text:span></text:span></text:p>
                <text:list>
                  <text:list-item>
                    <text:p text:style-name="P23"><text:soft-page-break/><text:span text:style-name="Default_20_Paragraph_20_Font"><text:span text:style-name="T7">Record results of testing</text:span></text:span></text:p>
                  </text:list-item>
                  <text:list-item>
                    <text:p text:style-name="P23"><text:span text:style-name="Default_20_Paragraph_20_Font"><text:span text:style-name="T7">Full literature review</text:span></text:span></text:p>
                  </text:list-item>
                  <text:list-item>
                    <text:p text:style-name="P23"><text:span text:style-name="Default_20_Paragraph_20_Font"><text:span text:style-name="T7">Changes made to initial plan</text:span></text:span></text:p>
                  </text:list-item>
                  <text:list-item>
                    <text:p text:style-name="P24">Efficacy of program</text:p>
                  </text:list-item>
                </text:list>
              </text:list-item>
              <text:list-item>
                <text:p text:style-name="P24">Presentation</text:p>
                <text:list>
                  <text:list-item>
                    <text:p text:style-name="P24">Visualise results</text:p>
                  </text:list-item>
                  <text:list-item>
                    <text:p text:style-name="P24">Condense subject matter</text:p>
                  </text:list-item>
                  <text:list-item>
                    <text:p text:style-name="P24">Create presentation</text:p>
                  </text:list-item>
                </text:list>
              </text:list-item>
            </text:list>
          </table:table-cell>
        </table:table-row>
      </table:table>
      <text:p text:style-name="P13">This is the end of section one.</text:p>
      <text:h text:style-name="Heading_20_2" text:outline-level="2"><text:bookmark-start text:name="_Toc335290056"/><text:span text:style-name="Default_20_Paragraph_20_Font"><text:span text:style-name="T1">Section Two: abstract and initial literature review</text:span></text:span><text:bookmark-end text:name="_Toc335290056"/></text:h>
      <text:p text:style-name="P11">2.1 Abstract</text:p>
      <text:p text:style-name="Standard"><text:span text:style-name="Default_20_Paragraph_20_Font"><text:span text:style-name="T2">Help:</text:span></text:span><text:span text:style-name="Default_20_Paragraph_20_Font"><text:span text:style-name="T3">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text:span text:style-name="Default_20_Paragraph_20_Font"><text:span text:style-name="T4">Google Scholar</text:span></text:span><text:span text:style-name="Default_20_Paragraph_20_Font"><text:span text:style-name="T3"> or from </text:span></text:span><text:span text:style-name="Default_20_Paragraph_20_Font"><text:span text:style-name="T4">portal.acm.org</text:span></text:span><text:span text:style-name="Default_20_Paragraph_20_Font"><text:span text:style-name="T3"> (to understand their style) and then provide your own abstract that outlines what your question is and what you 'did' to answer it.</text:span></text:span></text:p>
      <table:table table:name="Table7" table:style-name="Table7">
        <table:table-column table:style-name="Table7.A"/>
        <table:table-row>
          <table:table-cell table:style-name="Table7.A1" office:value-type="string">
            <text:p text:style-name="P13">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 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3"/>
            <text:p text:style-name="P13">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1">2.2 Initial/Mini Literature Review (500 words maximum)</text:p>
      <text:p text:style-name="Standard"><text:span text:style-name="Default_20_Paragraph_20_Font"><text:span text:style-name="T2">Help:</text:span></text:span><text:span text:style-name="Default_20_Paragraph_20_Font"><text:span text:style-name="T3"> <text:s/></text:span></text:span><text:span text:style-name="Default_20_Paragraph_20_Font"><text:span text:style-name="T6">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span></text:p>
      <text:p text:style-name="P16">•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table-cell table:style-name="Table8.A1" office:value-type="string">
            <text:p text:style-name="P17">Little public work has been done in the field of facial recognition with respect to social networks. Most research in this area has been on the techniques used to analyse images, rather than the applications that could come from being able to recognise people’s faces on social media [1]. Much of the work done in the practical application of facial recognition in social media has been done by the security services and is appropriately classified.</text:p>
            <text:p text:style-name="P17"/>
            <text:p text:style-name="P17">Much more work has been done in the field of unconstrained facial recognition. Some of this work is particularly relevant as it relates to identifying people from a large data set [2-4, 9], sometimes in adverse <text:soft-page-break/>conditions such as side pose, low lighting and facial occlusion [5].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3].</text:p>
            <text:p text:style-name="P17"/>
            <text:p text:style-name="P17">A relatively new area of research is Social Media Intelligence (SOCMINT). It involves using data gathered from social networks to learn more about a subject, and to make inferences about them from this information [6]. Because social media is so ubiquitous, information gathered this way poses a large security and privacy risk. For example, intelligence gathered through social media could be used to personalise a highly effective spearphishing attack [7].</text:p>
            <text:p text:style-name="P17"/>
            <text:p text:style-name="Standard"><text:span text:style-name="Default_20_Paragraph_20_Font"><text:span text:style-name="T7">Several methods have been proposed for face recognition in the wild. The papers “Pushing the Frontiers of Unconstrained Face Detection and Recognition” [8] and “Fusing Robust Face Region Descriptors via Multiple Metric Learning for Face Recognition in the Wild” [9] are of particular interest as they deal with faces in less than ideal poses and lighting, similar to what would be found in a social media profile. The first of these papers uses an open-source facial recognition library “OpenBR” against the IARPA Janus data set[8]</text:span></text:span><text:span text:style-name="Default_20_Paragraph_20_Font"><text:span text:style-name="T9">p137, s3.4 </text:span></text:span><text:span text:style-name="Default_20_Paragraph_20_Font"><text:span text:style-name="T7">as a baseline with a success rate of 0.627 </text:span></text:span><text:span text:style-name="Default_20_Paragraph_20_Font"><text:span text:style-name="T8">±</text:span></text:span><text:span text:style-name="Default_20_Paragraph_20_Font"><text:span text:style-name="T7"> 0.012 at a false acceptance rate of 0.1 [8]</text:span></text:span><text:span text:style-name="Default_20_Paragraph_20_Font"><text:span text:style-name="T9">p137, table 3</text:span></text:span><text:span text:style-name="Default_20_Paragraph_20_Font"><text:span text:style-name="T7">. This shows the difficulty of unconstrained facial recognition even with a small sample size - many of the images used could not be enrolled successfully as the pose used showed only one eye [8]</text:span></text:span><text:span text:style-name="Default_20_Paragraph_20_Font"><text:span text:style-name="T9">p137, s3.4</text:span></text:span><text:span text:style-name="Default_20_Paragraph_20_Font"><text:span text:style-name="T7">.</text:span></text:span></text:p>
            <text:p text:style-name="P17"/>
            <text:p text:style-name="Standard"><text:span text:style-name="Default_20_Paragraph_20_Font"><text:span text:style-name="T7">The second paper is much more promising, and it achieves state of the art performance on two real world data sets (Labeled Faces in the Wild[LFW] and YouTube Faces[YTF]) [9]</text:span></text:span><text:span text:style-name="Default_20_Paragraph_20_Font"><text:span text:style-name="T9">p3554, s1</text:span></text:span><text:span text:style-name="Default_20_Paragraph_20_Font"><text:span text:style-name="T7">. It takes a novel approach to placing facial descriptors which are used for comparison, allowing for a much more robust detection of facial features in images where the face is partially occluded or in a side pose.</text:span></text:span></text:p>
            <text:p text:style-name="P17"/>
            <text:p text:style-name="P17">These recent advances in unconstrained facial recognition could be applied to social media networks to gather large amounts of SOCMINT.</text:p>
            <text:p text:style-name="P17"/>
            <text:p text:style-name="P17">[1] – “Evaluation of Face Recognition Techniques for Application to Facebook” - Brian C. Becker, Enrique G. Ortiz c. 2008</text:p>
            <text:p text:style-name="P17">[2] – “Unconstrained Face Recognition: Identifying a Person of Interest From a Media Collection” – Lacy Best-Rowden, Hu Han, Charles Otto, Brendan F. Klare, Anil K. Jain; IEEE Transactions on Information Forensics and Security vol. 9 no. 12 c. 2014</text:p>
            <text:p text:style-name="P17">[3] – “A Case Study on Unconstrained Facial Recognition Using the Boston Marathon Bombings Suspects” – Joshua C. Klontz, Anil K. Jain; Technical Report MSU-CSE-13-4 c. 2013</text:p>
            <text:p text:style-name="P17">[4] – “Toward Large-Scale Face Recognition using Social Network Context” – Zak Stone, Todd Zickler, Trevor Darrell; Proceedings of the IEEE vol. 98 no. 8 c. 2010</text:p>
            <text:p text:style-name="P17">[5] – “Pose-Robust Recognition of Low-Resolution Face Images” – Soma Biswas, Gaurav Aggarwal, Patrick J. Flynn, Kevin W. Bowyer; IEEE Transactions on Pattern Analysis and Machine Intelligence vol. 35 no. 12 c. 2013</text:p>
            <text:p text:style-name="P17">[6] – “Introducing Social Media Intelligence” – David Omand, Jamie Bartlett, Carl Miller; Intelligence and National Security vol. 27, no. 6 c. 2012</text:p>
            <text:p text:style-name="P17">[7] – “Protecting Against Spear-Phishing” – Bimal Parmar; Computer Fraud &amp; Security c. 2012</text:p>
            <text:p text:style-name="P17">[8] – “Pushing the Frontiers of Unconstrained Face Detection and Recognition” – Brendan F. Klare, Ben Klein, Emma Taborsky et al., c. 2015</text:p>
            <text:p text:style-name="P17"><text:soft-page-break/>[9] – “Fusing Robust Face Region Descriptors via Multiple Metric Learning for Face Recognition in the Wild” – Zhen Cui, Wen Li, Dong Xu, Shiguang Shan, Xilin Chen c. 2013</text:p>
          </table:table-cell>
        </table:table-row>
      </table:table>
      <text:p text:style-name="P12"/>
      <text:p text:style-name="P12">2.3 Relevant professional, social, ethical, security and legal issues to the project</text:p>
      <text:p text:style-name="P14"/>
      <table:table table:name="Table9" table:style-name="Table9">
        <table:table-column table:style-name="Table9.A"/>
        <table:table-row>
          <table:table-cell table:style-name="Table9.A1" office:value-type="string">
            <text:p text:style-name="P10">Because the project has the capability to infringe upon an individual’s privacy and threaten their security, strict countermeasures must be taken to ensure that no harm comes of the research. During the testing phase test accounts will be generated using publicly available images of faces (YTF etc.) and randomly generated strings of text to act as placeholders for names, dates of birth etc. The aim of the project is to allow users and security professionals to increase safety, as such the end product will be released under the <text:span text:style-name="T12">GNU AGPL 3.0</text:span> license <text:span text:style-name="T13">to provide maximum transparency. It will also be released with the understanding that it is for personal use, or use on those who have given informed contest, only</text:span>. Although some may consider the tool to breach their privacy, it should be noted that it only makes use of publicly available information. </text:p>
            <text:p text:style-name="P10"/>
            <text:p text:style-name="P10">Some social media website’s terms and conditions would forbid the use of this program against their website. The responsibility here is on the end user to use the program in accordance with these terms and conditions.</text:p>
          </table:table-cell>
        </table:table-row>
      </table:table>
      <text:p text:style-name="P12"/>
      <text:p text:style-name="P12">2.4 Bibliography (key texts for your literature review)</text:p>
      <text:p text:style-name="Standard"><text:span text:style-name="Default_20_Paragraph_20_Font"><text:span text:style-name="T2">Help:</text:span></text:span><text:span text:style-name="Default_20_Paragraph_20_Font"><text:span text:style-name="T3">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text:span text:style-name="Default_20_Paragraph_20_Font"><text:span text:style-name="T4">Wikipedia</text:span></text:span><text:span text:style-name="Default_20_Paragraph_20_Font"><text:span text:style-name="T3"> entries, newspaper reports that do not cite sources, and general or introductory texts.</text:span></text:span></text:p>
      <table:table table:name="Table10" table:style-name="Table10">
        <table:table-column table:style-name="Table10.A"/>
        <table:table-row>
          <table:table-cell table:style-name="Table10.A1" office:value-type="string">
            <text:p text:style-name="P17">“Evaluation of Face Recognition Techniques for Application to Facebook” - Brian C. Becker, Enrique G. Ortiz c. 2008</text:p>
            <text:p text:style-name="P17">“Unconstrained Face Recognition: Identifying a Person of Interest From a Media Collection” – Lacy Best-Rowden, Hu Han, Charles Otto, Brendan F. Klare, Anil K. Jain; IEEE Transactions on Information Forensics and Security vol. 9 no. 12 c. 2014</text:p>
            <text:p text:style-name="P17">“A Case Study on Unconstrained Facial Recognition Using the Boston Marathon Bombings Suspects” – Joshua C. Klontz, Anil K. Jain; Technical Report MSU-CSE-13-4 c. 2013</text:p>
            <text:p text:style-name="P17">“Toward Large-Scale Face Recognition using Social Network Context” – Zak Stone, Todd Zickler, Trevor Darrell; Proceedings of the IEEE vol. 98 no. 8 c. 2010</text:p>
            <text:p text:style-name="P17">“Pose-Robust Recognition of Low-Resolution Face Images” – Soma Biswas, Gaurav Aggarwal, Patrick J. Flynn, Kevin W. Bowyer; IEEE Transactions on Pattern Analysis and Machine Intelligence vol. 35 no. 12 c. 2013</text:p>
            <text:p text:style-name="P17">“Introducing Social Media Intelligence” – David Omand, Jamie Bartlett, Carl Miller; Intelligence and National Security vol. 27, no. 6 c. 2012</text:p>
            <text:p text:style-name="P17">“Protecting Against Spear-Phishing” – Bimal Parmar; Computer Fraud &amp; Security c. 2012</text:p>
            <text:p text:style-name="P17">“Pushing the Frontiers of Unconstrained Face Detection and Recognition” – Brendan F. Klare, Ben Klein, Emma Taborsky et al., c. 2015</text:p>
            <text:p text:style-name="P17">“A Literature Review of Social Media Intelligence Capabilities for Counter Terrorism” – Jamie Bartlett, Louis Reynolds c. 2015</text:p>
            <text:p text:style-name="P17"><text:soft-page-break/>“Accessorize to a Crime: Real and Stealthy Attacks on State-of-the-Art Face Recognition” – Mamood Sharif, Sruti Bhagavatula, Lujo Bauer c. 2016</text:p>
          </table:table-cell>
        </table:table-row>
      </table:table>
      <text:p text:style-name="P13">This is the end of section two.</text:p>
      <text:p text:style-name="P18"/>
      <text:h text:style-name="Heading_20_1" text:outline-level="1"><text:bookmark-start text:name="_Toc335290057"/><text:span text:style-name="Default_20_Paragraph_20_Font"><text:span text:style-name="T10">Appendix D - Detailed Project Proposal Grading and Feedback Commentary</text:span></text:span><text:bookmark-end text:name="_Toc335290057"/><text:span text:style-name="Default_20_Paragraph_20_Font"><text:span text:style-name="T11"><text:line-break/></text:span></text:span></text:h>
      <table:table table:name="Table11" table:style-name="Table11">
        <table:table-column table:style-name="Table11.A"/>
        <table:table-column table:style-name="Table11.B"/>
        <table:table-row>
          <table:table-cell table:style-name="Table11.A1" office:value-type="string">
            <text:p text:style-name="P1">Student name:</text:p>
          </table:table-cell>
          <table:table-cell table:style-name="Table11.B1" office:value-type="string">
            <text:p text:style-name="P10">Jack Neilson</text:p>
          </table:table-cell>
        </table:table-row>
        <table:table-row>
          <table:table-cell table:style-name="Table11.A1" office:value-type="string">
            <text:p text:style-name="P1">Supervisor Name:</text:p>
          </table:table-cell>
          <table:table-cell table:style-name="Table11.B2" office:value-type="string">
            <text:p text:style-name="P10">Dr. John Isaacs</text:p>
          </table:table-cell>
        </table:table-row>
      </table:table>
      <text:p text:style-name="P10"/>
      <table:table table:name="Table12" table:style-name="Table12">
        <table:table-column table:style-name="Table12.A"/>
        <table:table-column table:style-name="Table12.B"/>
        <table:table-row table:style-name="Table12.1">
          <table:table-cell table:style-name="Table12.A1" office:value-type="string">
            <text:p text:style-name="P2">Research question/problem</text:p>
          </table:table-cell>
          <table:table-cell table:style-name="Table12.A1" office:value-type="string">
            <text:p text:style-name="P3"/>
          </table:table-cell>
        </table:table-row>
        <table:table-row>
          <table:table-cell table:style-name="Table12.A1" office:value-type="string">
            <text:p text:style-name="P4"/>
            <text:p text:style-name="P5">In awarding a grade the following will be considered:</text:p>
            <text:list xml:id="list3633412192141629640" text:style-name="WWNum2">
              <text:list-item>
                <text:p text:style-name="P26">That the research question/problem is well formed and achievable</text:p>
              </text:list-item>
              <text:list-item>
                <text:p text:style-name="P26">That the research question/problem is specific and free from untestable generalisation</text:p>
              </text:list-item>
              <text:list-item>
                <text:p text:style-name="P26">That the proposed project represents an appropriate level of challenge to a honours undergraduate</text:p>
              </text:list-item>
              <text:list-item>
                <text:p text:style-name="P26">That the method(s) proposed are appropriate and achievable and demonstrate application of a sound methodology</text:p>
              </text:list-item>
            </text:list>
            <text:p text:style-name="P3"/>
          </table:table-cell>
          <table:table-cell table:style-name="Table12.B2" office:value-type="string">
            <text:p text:style-name="P6"/>
          </table:table-cell>
        </table:table-row>
        <table:table-row>
          <table:table-cell table:style-name="Table12.A1" office:value-type="string">
            <text:p text:style-name="P2">Thoroughness of the proposal. <text:s/></text:p>
          </table:table-cell>
          <table:table-cell table:style-name="Table12.A1" office:value-type="string">
            <text:p text:style-name="P2"/>
          </table:table-cell>
        </table:table-row>
        <table:table-row>
          <table:table-cell table:style-name="Table12.A1" office:value-type="string">
            <text:p text:style-name="P4"/>
            <text:p text:style-name="P5">In awarding a grade the following will be considered:</text:p>
            <text:list xml:id="list472771483397376679" text:style-name="WWNum3">
              <text:list-item>
                <text:p text:style-name="P27">That the student has thought through the potential impact and audience for the project</text:p>
              </text:list-item>
              <text:list-item>
                <text:p text:style-name="P27">Relevant professional, social, legal, security and ethical issues have been identified</text:p>
              </text:list-item>
              <text:list-item>
                <text:p text:style-name="P27">That initial references are appropriate, up to date and academic</text:p>
              </text:list-item>
              <text:list-item>
                <text:p text:style-name="P28"><text:span text:style-name="Default_20_Paragraph_20_Font"><text:span text:style-name="T7">That the Literature Review sample </text:span></text:span><text:span text:style-name="Default_20_Paragraph_20_Font"><text:span text:style-name="T3">demonstrates a critical approach to current literature and clearly relates to the research question.</text:span></text:span></text:p>
              </text:list-item>
              <text:list-item>
                <text:p text:style-name="P27">That, taken as a whole, the proposal is clear and complete.</text:p>
              </text:list-item>
            </text:list>
            <text:p text:style-name="P19"/>
          </table:table-cell>
          <table:table-cell table:style-name="Table12.B2" office:value-type="string">
            <text:p text:style-name="P6"/>
          </table:table-cell>
        </table:table-row>
        <table:table-row table:style-name="Table12.5">
          <table:table-cell table:style-name="Table12.A1" office:value-type="string">
            <text:p text:style-name="P2">Ethical Form</text:p>
            <text:p text:style-name="P3">Yes/No</text:p>
          </table:table-cell>
          <table:table-cell table:style-name="Table12.B2" office:value-type="string">
            <text:p text:style-name="P6"/>
          </table:table-cell>
        </table:table-row>
      </table:table>
      <text:p text:style-name="P13"/>
      <text:h text:style-name="P22" text:outline-level="2"><text:bookmark-start text:name="_Toc335290058"/>Supervisor feedback and commentary<text:bookmark-end text:name="_Toc335290058"/></text:h>
      <text:p text:style-name="P10">You should expect comments from your supervisor on</text:p>
      <text:list xml:id="list2172243792633519564" text:style-name="WWNum4">
        <text:list-item>
          <text:p text:style-name="P25">the level of challenge</text:p>
        </text:list-item>
        <text:list-item>
          <text:p text:style-name="P25">achievability and refinement of the research question/problem</text:p>
        </text:list-item>
        <text:list-item>
          <text:p text:style-name="P25">suggestions for narrowing down and making specific the research question/problem or identifying terms that require more specific definition</text:p>
        </text:list-item>
        <text:list-item>
          <text:p text:style-name="P25">how well the methods proposed fit the research question/problem</text:p>
        </text:list-item>
        <text:list-item>
          <text:p text:style-name="P25"><text:soft-page-break/>suggestions for improving the project plan to make it scientifically rigorous, appropriate and achievable</text:p>
        </text:list-item>
        <text:list-item>
          <text:p text:style-name="P25">whether the literature review sample demonstrates a critical approach to current academic literature and relates the literature to the student’s research question</text:p>
        </text:list-item>
        <text:list-item>
          <text:p text:style-name="P25">references are accurate and in Harvard style</text:p>
        </text:list-item>
      </text:list>
      <text:p text:style-name="P10"/>
      <text:p text:style-name="P10"/>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9">Research question and primary research method <text:s/>in relation to learning outcomes</text:p>
          </table:table-cell>
          <table:table-cell table:style-name="Table13.A1" office:value-type="string">
            <text:p text:style-name="P9">Thoroughness of the proposal. <text:s/></text:p>
          </table:table-cell>
        </table:table-row>
        <table:table-row table:style-name="Table13.2">
          <table:table-cell table:style-name="Table13.A1" office:value-type="string">
            <text:p text:style-name="P9">Grade A</text:p>
          </table:table-cell>
          <table:table-cell table:style-name="Table13.A1" office:value-type="string">
            <text:p text:style-name="P8">A well-considered project proposal that fully satisfies the Learning outcomes for which there is a succinct and focused aim with an associated project</text:p>
            <text:p text:style-name="P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8">All fields completed demonstrating a clear blueprint for the process and includes the necessary information with respect to the question/problem.</text:p>
            <text:p text:style-name="P8">Research/project methods are well-considered with clear reasoning for choice of those methods over others;</text:p>
            <text:p text:style-name="P8">A clear justification of the need for the project in relation to client or audience.</text:p>
            <text:p text:style-name="P8">Projects proposals involving 'business case' reports clearly identify the organisation involved and consider how the case will be evaluated.</text:p>
            <text:p text:style-name="P8">Sample literature review demonstrates a critical approach to current literature and clearly relates to the research question/problem.</text:p>
            <text:p text:style-name="P8">Relevant professional, ethical, social, security and legal issues are clearly identified.</text:p>
          </table:table-cell>
        </table:table-row>
        <table:table-row table:style-name="Table13.3">
          <table:table-cell table:style-name="Table13.A1" office:value-type="string">
            <text:p text:style-name="P9">Grade B</text:p>
          </table:table-cell>
          <table:table-cell table:style-name="Table13.A1" office:value-type="string">
            <text:p text:style-name="P8">Very good project proposal that satisfies the Learning outcomes for which there is a focused aim with an associated project.</text:p>
            <text:p text:style-name="P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8">As grade A, but some weakness in one aspect.</text:p>
            <text:p text:style-name="P8">Relevant professional, ethical, social and legal issues are clearly identified.</text:p>
          </table:table-cell>
        </table:table-row>
        <table:table-row table:style-name="Table13.2">
          <table:table-cell table:style-name="Table13.A1" office:value-type="string">
            <text:p text:style-name="P9">Grade C</text:p>
          </table:table-cell>
          <table:table-cell table:style-name="Table13.A1" office:value-type="string">
            <text:p text:style-name="P8">Good project proposal that satisfies the Learning outcomes for which there is a focused aim with an associated project.</text:p>
            <text:p text:style-name="P8">A question or hypothesis is good. The project involves improving or developing a programme, tool or application.<text:line-break/></text:p>
          </table:table-cell>
          <table:table-cell table:style-name="Table13.A1" office:value-type="string">
            <text:p text:style-name="P20">As grade A, but substantial failure in one aspect or minor deficiency in more than one aspect.</text:p>
            <text:p text:style-name="P8">Relevant professional, ethical, social, security and legal issues are clearly identified.</text:p>
          </table:table-cell>
        </table:table-row>
        <table:table-row>
          <table:table-cell table:style-name="Table13.A1" office:value-type="string">
            <text:p text:style-name="P9">Grade D</text:p>
            <text:p text:style-name="P9"/>
          </table:table-cell>
          <table:table-cell table:style-name="Table13.A1" office:value-type="string">
            <text:p text:style-name="P8">Adequate project proposal that identifies an activity with some consideration of a broader context.</text:p>
            <text:p text:style-name="P8"/>
            <text:p text:style-name="P8">A question/problem which lacks enough substance, context and scope to allow for depth of analysis, but which is marginally acceptable against a threshold for final year undergraduate projects;<text:line-break/></text:p>
            <text:p text:style-name="P8">Method(s) which only just relate to the production of an appropriate solution to the question/problem.</text:p>
          </table:table-cell>
          <table:table-cell table:style-name="Table13.A1" office:value-type="string">
            <text:p text:style-name="P8">Completion of sections is cursory or minimal with some cohesiveness and contextualisation.</text:p>
            <text:p text:style-name="P8"/>
            <text:p text:style-name="P8">Sections demonstrate some understanding of the project process involved which loosely links with idea outlined (key question, method, audience).</text:p>
            <text:p text:style-name="P8"/>
            <text:p text:style-name="P7"><text:span text:style-name="Default_20_Paragraph_20_Font"><text:span text:style-name="T3">Methods are discussed but demonstrate little consideration as to whether they are the most appropriate and lack refinement and further detail.</text:span></text:span></text:p>
            <text:p text:style-name="P8"/>
            <text:p text:style-name="P8"><text:soft-page-break/>Literature review sample may only list examined research/problem, without critically evaluating it. <text:s/>Literature reviewed may not relate well to the research question/problem<text:line-break/></text:p>
            <text:p text:style-name="P8">Relevant professional, ethical, social, security and legal issues are clearly identified.</text:p>
          </table:table-cell>
        </table:table-row>
        <table:table-row>
          <table:table-cell table:style-name="Table13.A1" office:value-type="string">
            <text:p text:style-name="P9">Grade E</text:p>
            <text:p text:style-name="P9"/>
          </table:table-cell>
          <table:table-cell table:style-name="Table13.A1" office:value-type="string">
            <text:p text:style-name="P8">Border line project proposal.</text:p>
            <text:p text:style-name="P8"/>
          </table:table-cell>
          <table:table-cell table:style-name="Table13.A1" office:value-type="string">
            <text:p text:style-name="P8">Very minimal effort but still some evidence of the required sections.</text:p>
          </table:table-cell>
        </table:table-row>
        <table:table-row>
          <table:table-cell table:style-name="Table13.A1" office:value-type="string">
            <text:p text:style-name="P9">Grade F</text:p>
            <text:p text:style-name="P9"/>
          </table:table-cell>
          <table:table-cell table:style-name="Table13.A1" office:value-type="string">
            <text:p text:style-name="P8">Minimal effort has been made.</text:p>
            <text:p text:style-name="P8">No ethical form</text:p>
          </table:table-cell>
          <table:table-cell table:style-name="Table13.A1" office:value-type="string">
            <text:p text:style-name="P8">Minimal effort has been made.</text:p>
          </table:table-cell>
        </table:table-row>
      </table:table>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cm" loext:contextual-spacing="false" fo:keep-together="always" fo:hyphenation-ladder-count="no-limit" fo:text-indent="-0.635cm" style:auto-text-indent="false" fo:keep-with-next="always">
        <style:tab-stops/>
      </style:paragraph-properties>
      <style:text-properties fo:color="#2e74b5" style:font-name="Calibri Light" fo:font-family="'Calibri Light'" style:font-family-generic="swiss" style:font-pitch="variable" fo:font-size="16pt" fo:language="en" fo:country="GB"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text-align="justify" style:justify-single-word="false"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en" fo:country="GB"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icrosoft Office User</meta:initial-creator>
    <meta:creation-date>2017-04-21T08:08:00Z</meta:creation-date>
    <dc:date>2017-11-02T09:33:41.436668628</dc:date>
    <meta:editing-cycles>615</meta:editing-cycles>
    <meta:editing-duration>PT5H14M36S</meta:editing-duration>
    <meta:document-statistic meta:table-count="13" meta:image-count="0" meta:object-count="0" meta:page-count="8" meta:paragraph-count="163" meta:word-count="3588" meta:character-count="22993" meta:non-whitespace-character-count="195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